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0000000D4BDA95C5B49EA153D.png" manifest:media-type="image/png"/>
  <manifest:file-entry manifest:full-path="Pictures/2000003500000BB80000178B8464FC57EA41119C.wmf" manifest:media-type="image/x-wmf"/>
  <manifest:file-entry manifest:full-path="Pictures/200001270000138C000010349CF54D162D85C4F7.wmf" manifest:media-type="image/x-wmf"/>
  <manifest:file-entry manifest:full-path="Pictures/200000C60000138E0000083CE52552DECE13B6F4.wmf" manifest:media-type="image/x-wmf"/>
  <manifest:file-entry manifest:full-path="Pictures/2000003500000BB800001908B53A43FBADE749B3.wmf" manifest:media-type="image/x-wmf"/>
  <manifest:file-entry manifest:full-path="Pictures/100002010000038400000258441AE593CA01DA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Fine_20_Dashed"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</style:style>
    <style:style style:name="gr7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P6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T1" style:family="text">
      <style:text-properties fo:color="#000000" style:font-name="Arial" fo:font-size="22pt" style:font-size-asian="22pt" style:font-size-complex="22pt"/>
    </style:style>
    <style:style style:name="T2" style:family="text">
      <style:text-properties fo:color="#ffffff" style:font-name="Arial" fo:font-size="11pt"/>
    </style:style>
    <style:style style:name="T3" style:family="text">
      <style:text-properties fo:color="#ed1c24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582cm" svg:x="7.021cm" svg:y="5.288cm">
          <draw:image xlink:href="Pictures/100002010000038400000258441AE593CA01DAB4.png" xlink:type="simple" xlink:show="embed" xlink:actuate="onLoad">
            <text:p/>
          </draw:image>
        </draw:frame>
        <draw:path draw:style-name="gr2" draw:text-style-name="P1" draw:layer="layout" svg:width="11.093cm" svg:height="1.13cm" draw:transform="rotate (2.24047916078512) translate (20cm 15.2cm)" svg:viewBox="0 0 11094 1131" svg:d="M0 0c6122 0 11094 1131 11094 1131">
          <text:p/>
        </draw:path>
        <draw:frame draw:style-name="gr1" draw:text-style-name="P1" draw:layer="layout" svg:width="1.172cm" svg:height="0.491cm" draw:transform="skewX (-0.00610865238198016) rotate (2.22861092187156) translate (21.482cm 15.93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8.46cm 12.08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2.13523580688986) translate (19.158cm 13.14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22861092187156) translate (19.917cm 14.1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31064139671529) translate (20.766cm 15.01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0.973544656762437) translate (18.797cm 14.57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0.973544656762437) translate (18.203cm 13.65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0.973544656762437) translate (17.503cm 12.65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0.973544656762437) translate (16.903cm 11.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7.372cm 10.6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6.772cm 9.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6.172cm 8.5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5.573cm 7.4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65cm" svg:height="1.4cm" svg:x="15.033cm" svg:y="11.494cm">
          <draw:image xlink:href="Pictures/2000003500000BB800001908B53A43FBADE749B3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23) rotate (-0.374198591627584) translate (15.322cm 10.86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23) rotate (-0.374198591627584) translate (14.209cm 10.41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23) rotate (-0.374198591627584) translate (13.076cm 9.914cm)">
          <draw:image xlink:href="Pictures/200000C60000138E0000083CE52552DECE13B6F4.wmf" xlink:type="simple" xlink:show="embed" xlink:actuate="onLoad">
            <text:p/>
          </draw:image>
        </draw:frame>
        <draw:path draw:style-name="gr3" draw:text-style-name="P1" draw:layer="layout" svg:width="7.154cm" svg:height="1.104cm" draw:transform="rotate (2.72602975868994) translate (17.3cm 11.5cm)" svg:viewBox="0 0 7155 1105" svg:d="M0 0c1674 573 3269-22 4152 245 1472 115 1919 137 3003 860">
          <text:p/>
        </draw:path>
        <draw:frame draw:style-name="gr4" draw:text-style-name="P3" draw:layer="layout" svg:width="3.2cm" svg:height="1.987cm" svg:x="15.84cm" svg:y="13.833cm">
          <draw:text-box>
            <text:p text:style-name="P2"><text:span text:style-name="T1">Freie Strasse</text:span></text:p>
          </draw:text-box>
        </draw:frame>
        <draw:frame draw:style-name="gr5" draw:text-style-name="P3" draw:layer="layout" svg:width="4.1cm" svg:height="1.119cm" svg:x="7.4cm" svg:y="5.6cm">
          <draw:text-box>
            <text:p text:style-name="P2"><text:span text:style-name="T1">Marktplatz</text:span></text:p>
          </draw:text-box>
        </draw:frame>
        <draw:frame draw:style-name="gr1" draw:text-style-name="P1" draw:layer="layout" svg:width="1.172cm" svg:height="0.49cm" draw:transform="skewX (-0.00610865238198013) rotate (-1.0471975511966) translate (14.387cm 8.04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10706234454) translate (13.826cm 6.98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3.276cm 5.88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69cm" svg:height="1.4cm" svg:x="14.31cm" svg:y="8.2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1" draw:layer="layout" svg:width="0.69cm" svg:height="1.4cm" svg:x="15.21cm" svg:y="8.6cm">
          <draw:image xlink:href="Pictures/2000003500000BB80000178B8464FC57EA41119C.wmf" xlink:type="simple" xlink:show="embed" xlink:actuate="onLoad">
            <text:p/>
          </draw:image>
        </draw:frame>
        <draw:custom-shape draw:style-name="gr6" draw:text-style-name="P5" draw:layer="layout" svg:width="4cm" svg:height="0.7cm" svg:x="18.1cm" svg:y="9.5cm">
          <text:p text:style-name="P4"><text:span text:style-name="T2">Fussgängerübergang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7cm" svg:y1="12.1cm" svg:x2="18.4cm" svg:y2="10.3cm">
          <text:p/>
        </draw:line>
        <draw:frame draw:style-name="gr1" draw:text-style-name="P1" draw:layer="layout" svg:width="0.65cm" svg:height="1.4cm" svg:x="17.3cm" svg:y="9.1cm">
          <draw:image xlink:href="Pictures/2000003500000BB800001908B53A43FBADE749B3.wmf" xlink:type="simple" xlink:show="embed" xlink:actuate="onLoad">
            <text:p/>
          </draw:image>
        </draw:frame>
        <draw:frame draw:style-name="gr8" draw:text-style-name="P4" draw:layer="layout" svg:width="1.794cm" svg:height="1.487cm" draw:transform="rotate (-1.1688470000606) translate (11.035cm 11.559cm)">
          <draw:image xlink:href="Pictures/200001270000138C000010349CF54D162D85C4F7.wmf" xlink:type="simple" xlink:show="embed" xlink:actuate="onLoad">
            <text:p/>
          </draw:image>
        </draw:frame>
        <draw:path draw:style-name="gr9" draw:text-style-name="P1" draw:layer="layout" svg:width="0.728cm" svg:height="3.49cm" draw:transform="rotate (0.380481776934764) translate (7.29985251487886cm 12.4996312608914cm)" svg:viewBox="0 0 729 3491" svg:d="M0 0c984-37 706 2544 650 3491">
          <text:p/>
        </draw:path>
        <draw:custom-shape draw:style-name="gr10" draw:text-style-name="P6" draw:layer="layout" svg:width="2.5cm" svg:height="0.7cm" svg:x="7.1cm" svg:y="11.3cm">
          <text:p text:style-name="P4"><text:span text:style-name="T3">IV-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249cm" svg:height="1.11cm" svg:x="7.25cm" svg:y="9.533cm">
          <draw:image xlink:href="Pictures/10000201000000F0000000D4BDA95C5B49EA15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07:21:04.154942312</meta:creation-date>
    <dc:date>2018-10-21T14:09:43.975936547</dc:date>
    <meta:editing-duration>PT32M3S</meta:editing-duration>
    <meta:editing-cycles>6</meta:editing-cycles>
    <meta:generator>LibreOffice/5.4.5.1$MacOSX_X86_64 LibreOffice_project/79c9829dd5d8054ec39a82dc51cd9eff340dbee8</meta:generator>
    <meta:document-statistic meta:object-count="34"/>
  </office:meta>
</office:document-meta>
</file>